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div align="justify"&gt;</text:p>
      <text:p text:style-name="Standard"><text:s/></text:p>
      <text:p text:style-name="Standard">&lt;img src="https://user-images.githubusercontent.com/91060831/158379573-7c7fe284-87a3-40a3-b8eb-30874de5c57e.png" width="150"/&gt;</text:p>
      <text:p text:style-name="Standard"/>
      <text:p text:style-name="Standard">&lt;h2&gt;&lt;/h2&gt;</text:p>
      <text:p text:style-name="Standard">El manual de usuario es el documento técnico que explica el funcionamiento del software o sistema desarrollado como producto resultante del proyecto.</text:p>
      <text:p text:style-name="Standard"/>
      <text:p text:style-name="Standard">Expone los procesos que el usuario puede realizar con el sistema implantado. Para lograr esto, es necesario que se detallen todas y cada una de las características que tienen los programas y la forma de acceder e introducir información.</text:p>
      <text:p text:style-name="Standard"/>
      <text:p text:style-name="Standard">Permite a los usuarios conocer el detalle de qué actividades ellos deberán desarrollar para la consecución de los objetivos del sistema. Reúne la información, normas y documentación necesaria para que el usuario conozca y utilice adecuadamente la aplicación desarrollada.</text:p>
      <text:p text:style-name="Standard"/>
      <text:p text:style-name="Standard"><text:s/></text:p>
      <text:p text:style-name="Standard"/>
      <text:p text:style-name="Standard">Objetivos del Manual del Usuario:</text:p>
      <text:p text:style-name="Standard"/>
      <text:p text:style-name="Standard">- Que el usuario conozca cómo preparar los datos de entrada.</text:p>
      <text:p text:style-name="Standard">- Que el usuario aprenda a obtener los resultados y los datos de salida.</text:p>
      <text:p text:style-name="Standard">- Servir como manual de referencia y aprendizaje.</text:p>
      <text:p text:style-name="Standard">- Definir las funciones que debe realizar el usuario.</text:p>
      <text:p text:style-name="Standard">- Informar al usuario de la respuesta a cada mensaje de error.</text:p>
      <text:p text:style-name="Standard">- Definir los diferentes tipos de usuarios</text:p>
      <text:p text:style-name="Standard">- Definir los módulos en que cada usuario participará.</text:p>
      <text:p text:style-name="Standard">- Contenido propuesto para un Manual del Usuario.</text:p>
      <text:p text:style-name="Standard"/>
      <text:p text:style-name="Standard">Los manuales se elaboran en base a las necesidades de los usuarios de la empresa a la que se le ha realizado el sistema. Algunos pueden contener los siguientes apartados:</text:p>
      <text:p text:style-name="Standard"/>
      <text:p text:style-name="Standard">- Portada</text:p>
      <text:p text:style-name="Standard">- Índice</text:p>
      <text:p text:style-name="Standard">- Introducción</text:p>
      <text:p text:style-name="Standard">- Instalación del sistema</text:p>
      <text:p text:style-name="Standard">- Diagrama general del sistema</text:p>
      <text:p text:style-name="Standard">- Diagrama particular detallado</text:p>
      <text:p text:style-name="Standard">- Explicación genérica de las fases del sistema</text:p>
      <text:p text:style-name="Standard">- Iniciación al uso del sistema</text:p>
      <text:p text:style-name="Standard">- Manual de Referencia</text:p>
      <text:p text:style-name="Standard"><text:s/></text:p>
      <text:p text:style-name="Standard"/>
      <text:p text:style-name="Standard">### Introducción</text:p>
      <text:p text:style-name="Standard">- La introducción indica el contexto en que fue desarrollado el proyecto.</text:p>
      <text:p text:style-name="Standard">- Detalla las características sobresalientes del prototipo implementado.</text:p>
      <text:p text:style-name="Standard">- Muestra cada una de las demás secciones del manual de usuario.</text:p>
      <text:p text:style-name="Standard"><text:s/></text:p>
      <text:p text:style-name="Standard"><text:soft-page-break/></text:p>
      <text:p text:style-name="Standard">### Instalación del sistema</text:p>
      <text:p text:style-name="Standard">- Incluye Requerimientos de Hardware y Software.</text:p>
      <text:p text:style-name="Standard">- En el manual de usuario se necesita indicar las características que debe poseer el software desarrollado para poderse ejecutar.</text:p>
      <text:p text:style-name="Standard">- Se debe detallar las características mínimas, recomendadas y óptimas, tanto de hardware como software.</text:p>
      <text:p text:style-name="Standard">- El manual de usuario debe indicar la forma en cómo debe <text:s/>instalarse el software desarrollado para poderse ejecutar.</text:p>
      <text:p text:style-name="Standard">- El proceso debe detallar cada una de las acciones que necesita hacer el usuario para poner a punto el sistema.</text:p>
      <text:p text:style-name="Standard"><text:s/></text:p>
      <text:p text:style-name="Standard"/>
      <text:p text:style-name="Standard">### Diagrama general del sistema.</text:p>
      <text:p text:style-name="Standard">Muestra en forma condensada el flujo general de la información y de las actividades que se realizan en el sistema. Proporciona una visión general del sistema. Representar los diagramas utilizando para ello diagramas de bloques (Esquema de menú general).</text:p>
      <text:p text:style-name="Standard"/>
      <text:p text:style-name="Standard"><text:s/></text:p>
      <text:p text:style-name="Standard"/>
      <text:p text:style-name="Standard">### Diagrama particular detallado.</text:p>
      <text:p text:style-name="Standard">- Aquí se detallan los submenús del sistema general. Especificar si hay un menú del Administrador y uno para el cliente o usuario final.</text:p>
      <text:p text:style-name="Standard">- Presentar gráficamente todos los pasos que se deben efectuar para acceder al menú administrador o al menú cliente en forma de diagrama detallado en niveles, es decir las opciones que tiene cada uno de ellos.</text:p>
      <text:p text:style-name="Standard"><text:s/></text:p>
      <text:p text:style-name="Standard"/>
      <text:p text:style-name="Standard">### Explicación genérica de las fases del sistema</text:p>
      <text:p text:style-name="Standard">- Aquí se incluye el diagrama DFD del sistema. (Si hay otros diagramas como casos de uso también).</text:p>
      <text:p text:style-name="Standard">- Explicación breve de cada una de las opciones de los diferentes submenús propuestos en el literal anterior.</text:p>
      <text:p text:style-name="Standard"><text:s/></text:p>
      <text:p text:style-name="Standard"/>
      <text:p text:style-name="Standard">### Iniciación al uso del sistema.</text:p>
      <text:p text:style-name="Standard">- En este punto se explica cómo iniciarse en el sistema y cómo se pueden utilizar sus cualidades comunes. Esta documentación debe decir al usuario cómo salir de un problema cuando las cosas funcionan mal.</text:p>
      <text:p text:style-name="Standard"><text:s/></text:p>
      <text:p text:style-name="Standard"/>
      <text:p text:style-name="Standard">### Manual de Referencia.</text:p>
      <text:p text:style-name="Standard">- Es el documento definitivo de cara al usuario y debe ser completo, explicando paso a paso como acceder a cada opción del sistema y para qué sirve cada una de ellas. Describe con detalle las cualidades del sistema y su uso, los informes de error generados y las situaciones en que surgen esos errores. Los - sistemas de ayuda en línea evitan que el usuario pierda tiempo en consultas manuales.</text:p>
      <text:p text:style-name="Standard">- También se pueden agregar los siguientes aspectos: Objetivos del sistema, convenciones utilizadas y consideraciones generales y el glosario de términos técnicos.</text:p>
      <text:p text:style-name="Standard">- Es importante la captura de las pantallas para ilustrar los pasos.</text:p>
      <text:p text:style-name="Standard"/>
      <text:p text:style-name="Standard"><text:soft-page-break/>&lt;/div&gt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3" meta:paragraph-count="59" meta:word-count="679" meta:character-count="4259" meta:non-whitespace-character-count="3620"/>
  </office:meta>
</office:document-meta>
</file>